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028in" style:rel-column-width="7597*"/>
    </style:style>
    <style:style style:name="Table1.B" style:family="table-column">
      <style:table-column-properties style:column-width="2.5757in" style:rel-column-width="24375*"/>
    </style:style>
    <style:style style:name="Table1.C" style:family="table-column">
      <style:table-column-properties style:column-width="3.5465in" style:rel-column-width="3356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326in" style:rel-column-width="5040*"/>
    </style:style>
    <style:style style:name="Table2.B" style:family="table-column">
      <style:table-column-properties style:column-width="0.5326in" style:rel-column-width="5041*"/>
    </style:style>
    <style:style style:name="Table2.D" style:family="table-column">
      <style:table-column-properties style:column-width="0.5326in" style:rel-column-width="5042*"/>
    </style:style>
    <style:style style:name="Table2.M" style:family="table-column">
      <style:table-column-properties style:column-width="0.5333in" style:rel-column-width="504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M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M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M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Source Code Pro"/>
    </style:style>
    <style:style style:name="P2" style:family="paragraph" style:parent-style-name="Table_20_Contents">
      <style:paragraph-properties fo:text-align="center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Source Code Pro" fo:font-size="11pt" style:font-size-asian="11pt" style:font-size-complex="11pt"/>
    </style:style>
    <style:style style:name="P4" style:family="paragraph" style:parent-style-name="Standard" style:list-style-name="L1">
      <style:text-properties style:font-name="Source Code Pro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ammar</text:p>
      <text:p text:style-name="Standard"/>
      <text:list xml:id="list9119714540603255550" text:style-name="L1">
        <text:list-item>
          <text:p text:style-name="P4">pgm := line pgm</text:p>
        </text:list-item>
        <text:list-item>
          <text:p text:style-name="P4">pgm := EOF</text:p>
        </text:list-item>
        <text:list-item>
          <text:p text:style-name="P4">line := line_num stmt</text:p>
        </text:list-item>
        <text:list-item>
          <text:p text:style-name="P4">stmt := asgmnt</text:p>
        </text:list-item>
        <text:list-item>
          <text:p text:style-name="P4">stmt := if</text:p>
        </text:list-item>
        <text:list-item>
          <text:p text:style-name="P4">stmt := print</text:p>
        </text:list-item>
        <text:list-item>
          <text:p text:style-name="P4">stmt := goto</text:p>
        </text:list-item>
        <text:list-item>
          <text:p text:style-name="P4">stmt := stop</text:p>
        </text:list-item>
        <text:list-item>
          <text:p text:style-name="P4">asgmnt := id = exp</text:p>
        </text:list-item>
        <text:list-item>
          <text:p text:style-name="P4">exp := term exp’</text:p>
        </text:list-item>
        <text:list-item>
          <text:p text:style-name="P4">exp’ := + term</text:p>
        </text:list-item>
        <text:list-item>
          <text:p text:style-name="P4">exp’ := - term</text:p>
        </text:list-item>
        <text:list-item>
          <text:p text:style-name="P4">exp’ := empty</text:p>
        </text:list-item>
        <text:list-item>
          <text:p text:style-name="P4">term := id</text:p>
        </text:list-item>
        <text:list-item>
          <text:p text:style-name="P4">term := const</text:p>
        </text:list-item>
        <text:list-item>
          <text:p text:style-name="P4">if := IF cond line_num</text:p>
        </text:list-item>
        <text:list-item>
          <text:p text:style-name="P4">cond := term cond’</text:p>
        </text:list-item>
        <text:list-item>
          <text:p text:style-name="P4">cond’ := &lt; term</text:p>
        </text:list-item>
        <text:list-item>
          <text:p text:style-name="P4">cond’ := = term</text:p>
        </text:list-item>
        <text:list-item>
          <text:p text:style-name="P4">print := PRINT id</text:p>
        </text:list-item>
        <text:list-item>
          <text:p text:style-name="P4">goto := GOTO line_num</text:p>
        </text:list-item>
        <text:list-item>
          <text:p text:style-name="P4">stop := STOP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on-terminal</text:p>
          </table:table-cell>
          <table:table-cell table:style-name="Table1.A1" office:value-type="string">
            <text:p text:style-name="P2">First Set</text:p>
          </table:table-cell>
          <table:table-cell table:style-name="Table1.C1" office:value-type="string">
            <text:p text:style-name="P2">Follow Set</text:p>
          </table:table-cell>
        </table:table-row>
        <table:table-row>
          <table:table-cell table:style-name="Table1.A2" office:value-type="string">
            <text:p text:style-name="P3">pgm</text:p>
          </table:table-cell>
          <table:table-cell table:style-name="Table1.A2" office:value-type="string">
            <text:p text:style-name="P3">line_num, EOF</text:p>
          </table:table-cell>
          <table:table-cell table:style-name="Table1.C2" office:value-type="string">
            <text:p text:style-name="P3">EOF</text:p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line_num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stmt</text:p>
          </table:table-cell>
          <table:table-cell table:style-name="Table1.A2" office:value-type="string">
            <text:p text:style-name="P3">id, IF, PRINT, GOTO, STOP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asgmnt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exp</text:p>
          </table:table-cell>
          <table:table-cell table:style-name="Table1.A2" office:value-type="string">
            <text:p text:style-name="P3">id, const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exp’</text:p>
          </table:table-cell>
          <table:table-cell table:style-name="Table1.A2" office:value-type="string">
            <text:p text:style-name="P3">+, -, empty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term</text:p>
          </table:table-cell>
          <table:table-cell table:style-name="Table1.A2" office:value-type="string">
            <text:p text:style-name="P3">id, const</text:p>
          </table:table-cell>
          <table:table-cell table:style-name="Table1.C2" office:value-type="string">
            <text:p text:style-name="P3">+, -, line_num, EOF</text:p>
          </table:table-cell>
        </table:table-row>
        <table:table-row>
          <table:table-cell table:style-name="Table1.A2" office:value-type="string">
            <text:p text:style-name="P3">if</text:p>
          </table:table-cell>
          <table:table-cell table:style-name="Table1.A2" office:value-type="string">
            <text:p text:style-name="P3">IF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cond</text:p>
          </table:table-cell>
          <table:table-cell table:style-name="Table1.A2" office:value-type="string">
            <text:p text:style-name="P3">id, const</text:p>
          </table:table-cell>
          <table:table-cell table:style-name="Table1.C2" office:value-type="string">
            <text:p text:style-name="P3">line_num</text:p>
          </table:table-cell>
        </table:table-row>
        <table:table-row>
          <table:table-cell table:style-name="Table1.A2" office:value-type="string">
            <text:p text:style-name="P3">cond’</text:p>
          </table:table-cell>
          <table:table-cell table:style-name="Table1.A2" office:value-type="string">
            <text:p text:style-name="P3">&lt;, =</text:p>
          </table:table-cell>
          <table:table-cell table:style-name="Table1.C2" office:value-type="string">
            <text:p text:style-name="P3">line_num</text:p>
          </table:table-cell>
        </table:table-row>
        <table:table-row>
          <table:table-cell table:style-name="Table1.A2" office:value-type="string">
            <text:p text:style-name="P3">print</text:p>
          </table:table-cell>
          <table:table-cell table:style-name="Table1.A2" office:value-type="string">
            <text:p text:style-name="P3">PRINT</text:p>
          </table:table-cell>
          <table:table-cell table:style-name="Table1.C2" office:value-type="string">
            <text:p text:style-name="P3">line_num, EOF</text:p>
          </table:table-cell>
        </table:table-row>
        <table:table-row>
          <table:table-cell table:style-name="Table1.A2" office:value-type="string">
            <text:p text:style-name="P3">goto</text:p>
          </table:table-cell>
          <table:table-cell table:style-name="Table1.A2" office:value-type="string">
            <text:p text:style-name="P3">GOTO</text:p>
          </table:table-cell>
          <table:table-cell table:style-name="Table1.C2" office:value-type="string">
            <text:p text:style-name="P3">line_num, EOF</text:p>
          </table:table-cell>
        </table:table-row>
        <text:soft-page-break/>
        <table:table-row>
          <table:table-cell table:style-name="Table1.A2" office:value-type="string">
            <text:p text:style-name="P3">stop</text:p>
          </table:table-cell>
          <table:table-cell table:style-name="Table1.A2" office:value-type="string">
            <text:p text:style-name="P3">STOP</text:p>
          </table:table-cell>
          <table:table-cell table:style-name="Table1.C2" office:value-type="string">
            <text:p text:style-name="P3">line_num, EOF</text:p>
          </table:table-cell>
        </table:table-row>
      </table:table>
      <text:p text:style-name="P1">Parsing Table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A"/>
        <table:table-column table:style-name="Table2.B"/>
        <table:table-column table:style-name="Table2.D"/>
        <table:table-column table:style-name="Table2.A"/>
        <table:table-column table:style-name="Table2.B"/>
        <table:table-column table:style-name="Table2.A" table:number-columns-repeated="2"/>
        <table:table-column table:style-name="Table2.M"/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line_num</text:p>
          </table:table-cell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IF</text:p>
          </table:table-cell>
          <table:table-cell table:style-name="Table2.A1" office:value-type="string">
            <text:p text:style-name="P3">PRINT</text:p>
          </table:table-cell>
          <table:table-cell table:style-name="Table2.A1" office:value-type="string">
            <text:p text:style-name="P3">GOTO</text:p>
          </table:table-cell>
          <table:table-cell table:style-name="Table2.A1" office:value-type="string">
            <text:p text:style-name="P3">STOP</text:p>
          </table:table-cell>
          <table:table-cell table:style-name="Table2.A1" office:value-type="string">
            <text:p text:style-name="P3">const</text:p>
          </table:table-cell>
          <table:table-cell table:style-name="Table2.A1" office:value-type="string">
            <text:p text:style-name="P3">&lt;</text:p>
          </table:table-cell>
          <table:table-cell table:style-name="Table2.A1" office:value-type="string">
            <text:p text:style-name="P3">Equal</text:p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-</text:p>
          </table:table-cell>
          <table:table-cell table:style-name="Table2.M1" office:value-type="string">
            <text:p text:style-name="P3">EOF</text:p>
          </table:table-cell>
        </table:table-row>
        <table:table-row>
          <table:table-cell table:style-name="Table2.A2" office:value-type="string">
            <text:p text:style-name="P3">pgm</text:p>
          </table:table-cell>
          <table:table-cell table:style-name="Table2.B2" office:value-type="float" office:value="1">
            <text:p text:style-name="P3">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2" office:value-type="float" office:value="2">
            <text:p text:style-name="P3">2</text:p>
          </table:table-cell>
        </table:table-row>
        <table:table-row>
          <table:table-cell table:style-name="Table2.A2" office:value-type="string">
            <text:p text:style-name="P3">line</text:p>
          </table:table-cell>
          <table:table-cell table:style-name="Table2.B2" office:value-type="float" office:value="3">
            <text:p text:style-name="P3">3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tmt</text:p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4">
            <text:p text:style-name="P3">4</text:p>
          </table:table-cell>
          <table:table-cell table:style-name="Table2.B2" office:value-type="float" office:value="5">
            <text:p text:style-name="P3">5</text:p>
          </table:table-cell>
          <table:table-cell table:style-name="Table2.B2" office:value-type="float" office:value="6">
            <text:p text:style-name="P3">6</text:p>
          </table:table-cell>
          <table:table-cell table:style-name="Table2.B2" office:value-type="float" office:value="7">
            <text:p text:style-name="P3">7</text:p>
          </table:table-cell>
          <table:table-cell table:style-name="Table2.B2" office:value-type="float" office:value="8">
            <text:p text:style-name="P3">8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asgmnt</text:p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9">
            <text:p text:style-name="P3">9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exp</text:p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0">
            <text:p text:style-name="P3">1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0">
            <text:p text:style-name="P3">1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exp'</text:p>
          </table:table-cell>
          <table:table-cell table:style-name="Table2.B2" office:value-type="float" office:value="13">
            <text:p text:style-name="P3">13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1">
            <text:p text:style-name="P3">11</text:p>
          </table:table-cell>
          <table:table-cell table:style-name="Table2.B2" office:value-type="float" office:value="12">
            <text:p text:style-name="P3">12</text:p>
          </table:table-cell>
          <table:table-cell table:style-name="Table2.M2" office:value-type="float" office:value="13">
            <text:p text:style-name="P3">13</text:p>
          </table:table-cell>
        </table:table-row>
        <table:table-row>
          <table:table-cell table:style-name="Table2.A2" office:value-type="string">
            <text:p text:style-name="P3">term</text:p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4">
            <text:p text:style-name="P3">14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5">
            <text:p text:style-name="P3">15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if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6">
            <text:p text:style-name="P3">16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ond</text:p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7">
            <text:p text:style-name="P3">17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7">
            <text:p text:style-name="P3">17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ond'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18">
            <text:p text:style-name="P3">18</text:p>
          </table:table-cell>
          <table:table-cell table:style-name="Table2.B2" office:value-type="float" office:value="19">
            <text:p text:style-name="P3">19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prin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20">
            <text:p text:style-name="P3">20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goto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 office:value-type="float" office:value="21">
            <text:p text:style-name="P3">21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top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B2">
            <text:p text:style-name="P3"/>
          </table:table-cell>
          <table:table-cell table:style-name="Table2.B2" office:value-type="float" office:value="22">
            <text:p text:style-name="P3">22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M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roid Sans Devanagari1" svg:font-family="'Droid Sans Devanagari'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9T23:43:58.114236574</meta:creation-date>
    <meta:generator>OpenOffice/4.1.5$Unix OpenOffice.org_project/415m1$Build-9789</meta:generator>
    <dc:date>2018-12-13T00:47:06</dc:date>
    <meta:editing-duration>P1DT7H53M1S</meta:editing-duration>
    <meta:editing-cycles>6</meta:editing-cycles>
    <dc:creator>Pisit Wajanasara</dc:creator>
    <meta:document-statistic meta:table-count="2" meta:image-count="0" meta:object-count="0" meta:page-count="2" meta:paragraph-count="116" meta:word-count="222" meta:character-count="879"/>
  </office:meta>
</office:document-meta>
</file>